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line-height="150%"/>
      <style:text-properties fo:font-size="18pt" style:font-size-asian="18pt"/>
    </style:style>
    <style:style style:name="P2" style:parent-style-name="Normal" style:family="paragraph">
      <style:paragraph-properties fo:text-align="center" fo:line-height="150%"/>
      <style:text-properties fo:font-size="18pt" style:font-size-asian="18pt"/>
    </style:style>
    <style:style style:name="P3" style:parent-style-name="Normal" style:family="paragraph">
      <style:paragraph-properties fo:line-height="150%"/>
    </style:style>
    <style:style style:name="P4" style:parent-style-name="Normal" style:family="paragraph">
      <style:paragraph-properties fo:text-align="center" fo:line-height="150%"/>
      <style:text-properties fo:font-size="14pt" style:font-size-asian="14pt"/>
    </style:style>
    <style:style style:name="P5" style:parent-style-name="Normal" style:family="paragraph">
      <style:paragraph-properties fo:text-align="justify" fo:line-height="150%"/>
    </style:style>
    <style:style style:name="P6" style:parent-style-name="Normal" style:family="paragraph">
      <style:paragraph-properties fo:text-align="justify" fo:line-height="150%"/>
    </style:style>
    <style:style style:name="P7" style:parent-style-name="Normal" style:family="paragraph">
      <style:paragraph-properties fo:text-align="justify" fo:line-height="150%"/>
    </style:style>
    <style:style style:name="P8" style:parent-style-name="Normal" style:family="paragraph">
      <style:paragraph-properties fo:text-align="justify" fo:line-height="150%" fo:text-indent="0.4916in"/>
    </style:style>
    <style:style style:name="P9" style:parent-style-name="Normal" style:family="paragraph">
      <style:paragraph-properties fo:text-align="justify" fo:line-height="150%" fo:text-indent="0.4916in"/>
    </style:style>
    <style:style style:name="P10" style:parent-style-name="Normal" style:family="paragraph">
      <style:paragraph-properties fo:text-align="justify" fo:line-height="150%" fo:text-indent="0.4916in"/>
    </style:style>
    <style:style style:name="P11" style:parent-style-name="Normal" style:family="paragraph">
      <style:paragraph-properties fo:text-align="justify" fo:line-height="150%" fo:text-indent="0.4916in"/>
    </style:style>
    <style:style style:name="P12" style:parent-style-name="Normal" style:family="paragraph">
      <style:paragraph-properties fo:text-align="justify" fo:line-height="150%" fo:text-indent="0.4916in"/>
    </style:style>
    <style:style style:name="P13" style:parent-style-name="Normal" style:family="paragraph">
      <style:paragraph-properties fo:text-align="justify" fo:line-height="150%" fo:text-indent="0.4916in"/>
    </style:style>
    <style:style style:name="P14" style:parent-style-name="Normal" style:family="paragraph">
      <style:paragraph-properties fo:text-align="justify" fo:line-height="150%" fo:text-indent="0.4916in"/>
    </style:style>
    <style:style style:name="P15" style:parent-style-name="Normal" style:family="paragraph">
      <style:paragraph-properties fo:text-align="justify" fo:line-height="150%" fo:text-indent="0.4916in"/>
    </style:style>
    <style:style style:name="P16" style:parent-style-name="Normal" style:family="paragraph">
      <style:paragraph-properties fo:text-align="justify" fo:line-height="150%" fo:text-indent="0.4916in"/>
    </style:style>
    <style:style style:name="P17" style:parent-style-name="Normal" style:family="paragraph">
      <style:paragraph-properties fo:text-align="justify" fo:line-height="150%" fo:text-indent="0.4916in"/>
    </style:style>
    <style:style style:name="P18" style:parent-style-name="Normal" style:family="paragraph">
      <style:paragraph-properties fo:text-align="justify" fo:line-height="150%" fo:text-indent="0.4916in"/>
    </style:style>
    <style:style style:name="P19" style:parent-style-name="Normal" style:family="paragraph">
      <style:paragraph-properties fo:text-align="justify" fo:line-height="150%" fo:text-indent="0.4916in"/>
    </style:style>
    <style:style style:name="P20" style:parent-style-name="Normal" style:family="paragraph">
      <style:paragraph-properties fo:text-align="justify" fo:line-height="150%" fo:text-indent="0.4916in"/>
    </style:style>
    <style:style style:name="P21" style:parent-style-name="Normal" style:family="paragraph">
      <style:paragraph-properties fo:text-align="justify" fo:line-height="150%" fo:text-indent="0.4916in"/>
    </style:style>
    <style:style style:name="P22" style:parent-style-name="Normal" style:family="paragraph">
      <style:paragraph-properties fo:text-align="justify" fo:line-height="150%" fo:text-indent="0.4916in"/>
    </style:style>
    <style:style style:name="P23" style:parent-style-name="Normal" style:family="paragraph">
      <style:paragraph-properties fo:text-align="justify" fo:line-height="150%" fo:text-indent="0.4916in"/>
    </style:style>
    <style:style style:name="P24" style:parent-style-name="Normal" style:family="paragraph">
      <style:paragraph-properties fo:text-align="justify" fo:line-height="150%" fo:text-indent="0.4916in"/>
    </style:style>
    <style:style style:name="P25" style:parent-style-name="Normal" style:family="paragraph">
      <style:paragraph-properties fo:text-align="justify" fo:line-height="150%" fo:text-indent="0.4916in"/>
    </style:style>
    <style:style style:name="P26" style:parent-style-name="Normal" style:family="paragraph">
      <style:paragraph-properties fo:text-align="justify" fo:line-height="150%" fo:text-indent="0.4916in"/>
    </style:style>
    <style:style style:name="P27" style:parent-style-name="Normal" style:family="paragraph">
      <style:paragraph-properties fo:text-align="justify" fo:line-height="150%" fo:text-indent="0.4916in"/>
    </style:style>
    <style:style style:name="P28" style:parent-style-name="Normal" style:family="paragraph">
      <style:paragraph-properties fo:text-align="justify" fo:line-height="150%" fo:text-indent="0.4916in"/>
    </style:style>
    <style:style style:name="P29" style:parent-style-name="Normal" style:family="paragraph">
      <style:paragraph-properties fo:text-align="justify" fo:line-height="150%" fo:text-indent="0.4916in"/>
    </style:style>
  </office:automatic-styles>
  <office:body>
    <office:text text:use-soft-page-breaks="true">
      <text:p text:style-name="P1">Projet de Programmation Fonctionnelle 2016-2017 :</text:p>
      <text:p text:style-name="P2">Coloriage de cartes</text:p>
      <text:p text:style-name="P3"/>
      <text:p text:style-name="P4">Clara BRINGER et Pierre GERVAIS</text:p>
      <text:p text:style-name="P5"/>
      <text:p text:style-name="P6"/>
      <text:p text:style-name="P7"/>
      <text:p text:style-name="P8">Nous avons implémenté en OCaml un jeu sur le thème du théorème des quatre couleurs.<text:s/>Ainsi, lorsque le jeu est lancé, une carte s’affiche aléatoirement sur laquelle nous pouvons jouer manuellement, ou choisir d’afficher la solution.</text:p>
      <text:p text:style-name="P9"/>
      <text:p text:style-name="P10">Un fichier README.md expliquant comment compiler et exécuter le programme est fourni, ainsi qu’un fichier Makefile.</text:p>
      <text:p text:style-name="P11"/>
      <text:p text:style-name="P12">Pour<text:s/>implémenter ce jeu, nous avons défini dans un fichier voronoi.ml les types seed et voronoi, que nous avons ouvert dans examples.ml et dans le fichier principal, diagram.ml.</text:p>
      <text:p text:style-name="P13">Dans diagram.ml, nous avons commencé par définir les modules Variables_Voronoi, dont le type est un couple d’un entier<text:s/>et<text:s/>d’une<text:s/>couleur, l’entier représentant l’indice d’une<text:s/>région, et<text:s/>Solver.</text:p>
      <text:p text:style-name="P14">Nous avons ensuite défini une fonction<text:s/>de distance, permettant de calculer la distanc entre deux points selon un float passé en argument. Ainsi, nous avons défini les distance euclidienne et taxicab selon les nombres 2 et 1 respectivement.</text:p>
      <text:p text:style-name="P15">Puis nous avons implémenté la fonction regions_voronoi permettant de calculer les régions d’un diagramme.<text:s/>Elle commence par créer une matrice d’entiers de taille la dimension du diagramme, chaque case de cette matrice représente donc un point de la carte. Elle parcourt ensuite la matrice et la remplit avec l’indice de la région pour laquelle la distance entre le point courant et le<text:s/>germe est minimale.</text:p>
      <text:p text:style-name="P16">A partir de cette fonction, nous avons pu définir la fonction draw_voronoi permettant d’afficher un graphe<text:s/>dans une fenêtre de la hauteur du graphe mais plus large que lui, afin d’afficher sur le côté des bontons permettant le jeu, c’est-à-dire des boutons de sélection de couleur, un bouton pour afficher la solution, un pour quitter le jeu et un pour rejouer.</text:p>
      <text:p text:style-name="P17">Pour afficher ces boutons, nous avons créé deux fonctions auxiliaires, l’une permettant d’afficher les boutons de sélection de couleur, l’autre permettant d’afficher les trois autres.</text:p>
      <text:soft-page-break/>
      <text:p text:style-name="P18">Pour afficher la carte, nous avons utilisé la matrice des régions et coloré chaque point selon la couleur du germe indiqué dans la case correspondante<text:s/>de cette matrice.<text:s/>Pour délimiter les régions, nous avons coloré en noir les points respectant les conditions décrites dans le sujet.</text:p>
      <text:p text:style-name="P19">Ensuite, nous avons créé la fonction adjacences_voronoi permettant de savoir si deux régions sont adjacentes ou non. C’est une matrice de booléens respectant les conditions décrites dans le sujet.</text:p>
      <text:p text:style-name="P20">Puis nous avons défini une fonction qui renvoie un tableau des couleurs actuelles du jeu pour chaque région, qui servira à calculer les fonctions exists, unique et adjacent explicitées ci-dessous.</text:p>
      <text:p text:style-name="P21">Pour résoudre un diagramme, nous avons créé la fonction produce_constraints permettant de produire la FNC nécessaire à l’utilisation du solveur fourni. Pour cela, nous avions besoin des fonctions exists, unique et adjacent, qui vérifient respectivement que pour chaque région, il existe une couleur, que chaque région n’a au plus qu’une couleur, et que deux régions adjacentes n’ont pas la même couleur. Si l’une de ces conditions n’est pas respectée, alors le diagramme n’a pas de solution.<text:s/>Chacune produit une liste de ces contraintes calculées, et produce_constraints produit la liste de toutes ces contraintes.</text:p>
      <text:p text:style-name="P22">Nous avons ensuite pu définir une fonction<text:s/>solve_voronoi permettant de résoudre le diagramme grâce à la liste de contraintes produites<text:s/>et à la fonction solve fournie.</text:p>
      <text:p text:style-name="P23">Puis nous avons commencé à coder le déroulement du jeu. Nous avions besoin des fonctions color_region et change_region, qui colorie une région vide et qui change<text:s/>ou supprime<text:s/>la couleur d’une région colorée initialement vide respectivement.</text:p>
      <text:p text:style-name="P24">Ensuite, nous avons défini une fonction win, déterminant si la coloration actuelle est gagnante. Une coloration n’est pas gagnante si toutes les régions ne sont pas colorées, ou si deux régions adjacentes ont la même couleur.</text:p>
      <text:p text:style-name="P25">Grâce à ces fonctions, nous avons pu commencer le déroulement du jeu.<text:s/>Nous utilisons un entier game_state pour savoir à quel moment de la partie nous sommes : 0 pour l’initialisation du jeu (choix de la fonction de distance, sélection aléatoire du diagramme parmi ceux proposés, ouverture du graphe) ; 1 pour<text:s/>le cours de la partie (tant que l’utilisateur n’a pas gagné ou n’a pas affiché la solution) ; 2 pour proposer à l’utilisateur de rejouer ou de quitter s’il a gagné ou affiché la solution.</text:p>
      <text:p text:style-name="P26">Quand game_state vaut 1, le programme attend une action de l’utilisateur grâce à la fonction first_click, qui permet au joueur de cliquer sur la fenêtre autant de fois que nécessaire jusqu’à ce qu’il ait sélectionné une couleur ou le bouton de solution.<text:s/>Puis la fonction second_click lui permet de cliquer sur la fenêtre autant de fois que nécessaire jusqu’à ce qu’il ait sélectionné une région, le bouton de solution ou une nouvelle couleur. Dans ce dernier cas,<text:s/>la nouvelle<text:s/>couleur est prise en compte, et le jeu attend une nouvelle action de l’utilisateur.<text:s/>Puis, si le bouton de solution n’a pas été sélectionné,<text:s/>l’affichage se met à jour avec la nouvelle couleur pour la région sélectionnée. Si la nouvelle configuration n’est pas gagnante, on recommence.</text:p>
      <text:soft-page-break/>
      <text:p text:style-name="P27">Quand game_state vaut 2,<text:s/>l’affichage se met à jour, et un message de félicitation s’affiche si le joueur a gagné.<text:s/>Une fonction third_click permet à l’utilisateur de sélectionner un bouton : celui pour rejouer, ou celui pour quitter.<text:s/>S’il veut rejouer, le programme reprend au début de la fonction principale, avec en argument le tableau des diagrammes restants (c’est-à-dire le même tableau que précédemment, mais en ayant enlevé le diagramme actuel grâce à la fonction delete_diagram). S’il veut quitter, la fenêtre est fermée.</text:p>
      <text:p text:style-name="P28"/>
      <text:p text:style-name="P29">Afin de choisir aléatoirement une carte, nous avons créé un tableau diagrams dans examples.ml contenant les différents diagrammes décrits dans ce même fichier. Pour ajouter un diagramme, il suffit de rajouter son code dans le fichier, et de rajouter le contenant une case au tableau diagram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lara Bringer</meta:initial-creator>
    <dc:creator>Clara Bringer</dc:creator>
    <meta:creation-date>2016-12-28T10:20:00Z</meta:creation-date>
    <dc:date>2016-12-28T14:13:00Z</dc:date>
    <meta:template xlink:href="Normal" xlink:type="simple"/>
    <meta:editing-cycles>51</meta:editing-cycles>
    <meta:editing-duration>PT13980S</meta:editing-duration>
    <meta:document-statistic meta:page-count="3" meta:paragraph-count="12" meta:word-count="926" meta:character-count="6012" meta:row-count="42" meta:non-whitespace-character-count="5098"/>
  </office:meta>
</office:document-meta>
</file>